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6) rotate (-1.55281943549936) translate (6.77493445108058cm 3.6843005485882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51285409155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7.1074573185944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4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0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8417938348016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4.095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8) rotate (-2.15652882376419) translate (7.107706971542cm 3.19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2) rotate (-2.15687788961459) translate (3.8503068098942cm 3.55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27cm" svg:height="2.722cm" draw:transform="rotate (-1.55229583672376) translate (6.4062272733386cm 1.7524873129243cm)" svg:viewBox="0 0 928 2723" svg:d="M927 2666c-58-186-110-839-127-1205-18-364 5-940 13-1083 1-124-859-660-811-186 50 475 52 742 75 1224 24 482 16 756 39 1062 41 286 840 281 811 188z">
          <text:p/>
        </draw:path>
        <draw:path draw:style-name="gr1" draw:text-style-name="P1" draw:layer="layout" svg:width="0.903cm" svg:height="0.661cm" draw:transform="skewX (0.00122173047639602) rotate (-2.15687788961459) translate (6.6436401432272cm 1.908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3518244404367cm 2.067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9:43.05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